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text-position="0% 100%" style:font-name="Droid Sans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P6" style:family="paragraph" style:parent-style-name="Standard">
      <style:text-properties fo:color="#000000" style:text-position="0% 100%" style:font-name="Droid Sans" fo:font-size="11pt" fo:font-style="normal" fo:text-shadow="none" style:text-underline-style="none" fo:font-weight="normal" fo:background-color="#808080" style:font-size-asian="11pt" style:font-style-asian="normal" style:font-weight-asian="normal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000000" style:text-position="0% 100%" style:font-name="Droid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ff3333" style:text-position="0% 100%" style:font-name="Droid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ff3333" style:text-position="0% 100%" style:font-name="Droid Sans" fo:font-size="10pt" fo:font-style="italic" fo:text-shadow="none" style:text-underline-style="none" fo:font-weight="normal" style:font-size-asian="10pt" style:font-style-asian="italic" style:font-weight-asian="normal" style:font-size-complex="10pt"/>
    </style:style>
    <style:style style:name="P10" style:family="paragraph" style:parent-style-name="Standard">
      <style:text-properties fo:color="#80808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 style:list-style-name="WW8Num1"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 style:list-style-name="WW8Num1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WW8Num1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/>
    </style:style>
    <style:style style:name="P15" style:family="paragraph" style:parent-style-name="Standard">
      <style:text-properties fo:color="#000000" style:text-position="0% 100%" style:font-name="Droid Sans" fo:font-size="11pt" fo:font-style="normal" fo:text-shadow="none" style:text-underline-style="none" fo:font-weight="normal" fo:background-color="#808080" style:font-size-asian="11pt" style:font-style-asian="normal" style:font-weight-asian="normal" style:font-size-complex="11pt"/>
    </style:style>
    <style:style style:name="P16" style:family="paragraph" style:parent-style-name="Standard">
      <style:text-properties fo:background-color="#808080"/>
    </style:style>
    <style:style style:name="T1" style:family="text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T2" style:family="text">
      <style:text-properties fo:color="#000000" style:text-position="0% 100%" style:font-name="Droid Sans" fo:font-size="11pt" fo:font-style="normal" fo:text-shadow="none" style:text-underline-style="none" fo:font-weight="normal" fo:background-color="#808080" style:font-size-asian="11pt" style:font-style-asian="normal" style:font-weight-asian="normal" style:font-size-complex="11pt"/>
    </style:style>
    <style:style style:name="T3" style:family="text">
      <style:text-properties fo:color="#000000" style:text-position="0% 100%" style:font-name="Droid San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/>
    </style:style>
    <style:style style:name="T4" style:family="text">
      <style:text-properties fo:color="#000000" style:text-position="0% 100%" style:font-name="Droid Sans" fo:font-size="11pt" fo:font-style="italic" fo:text-shadow="none" style:text-underline-style="none" fo:font-weight="normal" fo:background-color="#808080" style:font-size-asian="11pt" style:font-style-asian="italic" style:font-weight-asian="normal" style:font-size-complex="11pt" style:font-style-complex="italic"/>
    </style:style>
    <style:style style:name="T5" style:family="text">
      <style:text-properties fo:color="#000000" style:text-position="0% 100%" style:font-name="Droid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ound Integration List</text:p>
      <text:p text:style-name="P2"/>
      <text:p text:style-name="P9"><text:span text:style-name="T6">NOTE:</text:span><text:span text:style-name="T7"> Grey highlights are completed tasks</text:span></text:p>
      <text:p text:style-name="P8"/>
      <text:p text:style-name="P7"/>
      <text:p text:style-name="P3">Game Sound</text:p>
      <text:p text:style-name="P7">Path to sound files: <text:s/>\CardMatchingGame\Assets\Resources\Audio\Sound\</text:p>
      <text:p text:style-name="P3"/>
      <text:p text:style-name="P6">-Sound for africa map fly in &amp; sound for splash fly in:</text:p>
      <text:p text:style-name="P6"><text:tab/>"camera zoom into map region.wav"</text:p>
      <text:p text:style-name="Standard"/>
      <text:p text:style-name="P6">-Sound for once player clicks on a number to start a level:</text:p>
      <text:p text:style-name="P6"><text:tab/>"camera zoom into map region_b.wav"</text:p>
      <text:p text:style-name="Standard"/>
      <text:p text:style-name="P6">-Pressing any ui button(except the back button):</text:p>
      <text:p text:style-name="P6"><text:tab/>"tap button_a.wav"</text:p>
      <text:p text:style-name="Standard"/>
      <text:p text:style-name="P6">-Pressing the ui back button:</text:p>
      <text:p text:style-name="P6"><text:tab/>"tap button_b.wav"</text:p>
      <text:p text:style-name="P4"/>
      <text:p text:style-name="P6">-Sound for card shuffle &amp; card flip over:</text:p>
      <text:p text:style-name="P6"><text:tab/>(any) "card shuffle sound_a.wav"</text:p>
      <text:p text:style-name="Standard"/>
      <text:p text:style-name="P6">-Sound for each card appearing on start of round:</text:p>
      <text:p text:style-name="P6"><text:tab/>"card flip sound.wav" </text:p>
      <text:p text:style-name="P4"/>
      <text:p text:style-name="P6">-Sound for antelopes rearing up after being matched:</text:p>
      <text:p text:style-name="P6"><text:tab/>"antelope rearing and landing.wav"</text:p>
      <text:p text:style-name="Standard"/>
      <text:p text:style-name="P6">-Sound for antelope running off screen:</text:p>
      <text:p text:style-name="P6"><text:tab/>"footsteps loop animals running off screen.wav"</text:p>
      <text:p text:style-name="Standard"/>
      <text:p text:style-name="P4">-Random ambient sounds in game: </text:p>
      <text:p text:style-name="P4"><text:tab/>"ambient monkey.wav" </text:p>
      <text:p text:style-name="P4"><text:tab/>"ambient bird.wav"</text:p>
      <text:p text:style-name="Standard"/>
      <text:p text:style-name="P6">-Sound for hyena hit by sausage:</text:p>
      <text:p text:style-name="P6"><text:tab/>"fruit falling off branch.wav" <text:s/></text:p>
      <text:p text:style-name="P16"><text:span text:style-name="T1"><text:tab/><text:tab/>….</text:span><text:span text:style-name="T3">followed by:</text:span><text:span text:style-name="T1"> "hyena note 2 grunt 6.wav" </text:span><text:span text:style-name="T5">(Path to Voice files: <text:s/>\CardMatchingGame\Assets\Resources\Audio\Voices\)</text:span></text:p>
      <text:p text:style-name="P5"/>
      <text:p text:style-name="P3"/>
      <text:p text:style-name="P3">Game Voices</text:p>
      <text:p text:style-name="P7">Path to Voice files: <text:s/>\CardMatchingGame\Assets\Resources\Audio\Voices\</text:p>
      <text:p text:style-name="P4"/>
      <text:p text:style-name="P6">-Sound for lioness revealed:</text:p>
      <text:p text:style-name="P6"><text:tab/>"maya_lion roar_3.wav"</text:p>
      <text:p text:style-name="Standard"><text:soft-page-break/></text:p>
      <text:p text:style-name="P4">-Sound for antelopes matched:</text:p>
      <text:p text:style-name="P4"><text:tab/>"antelope_righta_mayamodbymjh.wav"</text:p>
      <text:p text:style-name="Standard"/>
      <text:p text:style-name="P4">-Sound for antelopes NOT matched:</text:p>
      <text:p text:style-name="P4"><text:tab/>"antelope_wrongb_mayamodbymjh.wav"</text:p>
      <text:p text:style-name="Standard"/>
      <text:p text:style-name="P4">-Sound for antelope selected:</text:p>
      <text:p text:style-name="P4"><text:tab/>"antelope_selecteda_mayamodbymjh.wav"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3">Game Music</text:p>
      <text:p text:style-name="P7">Path to sound files: <text:s/>\CardMatchingGame\Assets\Resources\Audio\Music\</text:p>
      <text:p text:style-name="Standard"/>
      <text:p text:style-name="P4">-Sound for defeat:</text:p>
      <text:p text:style-name="P4"><text:tab/>"karen game music_short level failed tune.wav"</text:p>
      <text:p text:style-name="Standard"/>
      <text:p text:style-name="P4">-Sound for victory:</text:p>
      <text:p text:style-name="P4"><text:tab/>"karen game music_short level succes tune.wav"</text:p>
      <text:p text:style-name="Standard"/>
      <text:p text:style-name="Standard"/>
      <text:p text:style-name="Standard"/>
      <text:p text:style-name="P10">(This one is for later)-Sound for something unlocked: </text:p>
      <text:p text:style-name="P10"><text:tab/>"karen game music_short level start tune.wav"</text:p>
      <text:p text:style-name="P4"/>
      <text:p text:style-name="Standard"/>
      <text:p text:style-name="P4"/>
      <text:p text:style-name="Standard"/>
      <text:p text:style-name="Standard"/>
      <text:p text:style-name="Standard"/>
      <text:p text:style-name="P4"/>
      <text:p text:style-name="P4"/>
      <text:p text:style-name="P3">Music</text:p>
      <text:p text:style-name="P4"/>
      <text:p text:style-name="P4"/>
      <text:p text:style-name="P4">-Shuffle music tracks for levels(any of the gameplay music loop tracks)</text:p>
      <text:p text:style-name="P4"/>
      <text:p text:style-name="P4"/>
      <text:p text:style-name="P4"/>
      <text:p text:style-name="P3">Menu Voice</text:p>
      <text:p text:style-name="P4"/>
      <text:p text:style-name="P4"/>
      <text:p text:style-name="Standard"><text:span text:style-name="T2">-David voice to help players through the UI and the tutorial. sounds applied to each antelope when the antelope is clicked on in the info page: <text:s/></text:span><text:span text:style-name="T4">Note: He has sounds for most of the antelopes. <text:s/>We still need “blesbok”, “blue”, and“hunters”</text:span><text:span text:style-name="T3">. </text:span></text:p>
      <text:p text:style-name="Standard"><text:soft-page-break/></text:p>
      <text:p text:style-name="P1"/>
      <text:p text:style-name="P1"/>
      <text:p text:style-name="P1"/>
      <text:p text:style-name="P1">Design Document Audio Section</text:p>
      <text:p text:style-name="P1"/>
      <text:list xml:id="list7956543829147666564" text:style-name="WW8Num1">
        <text:list-item>
          <text:p text:style-name="P12">Section V - Audio</text:p>
          <text:list>
            <text:list-item>
              <text:p text:style-name="P12">Voice Talent</text:p>
              <text:p text:style-name="P13">Maya: Animal voices</text:p>
              <text:p text:style-name="P13">* Lioness roar</text:p>
              <text:p text:style-name="P13">* Lioness rejected <text:s/>(if special used)</text:p>
              <text:p text:style-name="P13">* Antelope may require voice to be lowered through tools</text:p>
              <text:p text:style-name="P13">* 4 types of Antelope acknowledged sounds (surprised to be clicked on)</text:p>
              <text:p text:style-name="P13">* 4 types of Antelope happy sounds (relieved to be matched successfully)</text:p>
              <text:p text:style-name="P13">David: Narrator </text:p>
              <text:p text:style-name="P13">* Win dialog</text:p>
              <text:p text:style-name="P13">* Fail dialog</text:p>
              <text:p text:style-name="P13">* Tutorial explained<text:line-break/>* Animal names</text:p>
            </text:list-item>
          </text:list>
          <text:p text:style-name="P13"/>
          <text:list text:continue-numbering="true">
            <text:list-item>
              <text:p text:style-name="P12">Music</text:p>
              <text:p text:style-name="P13">Short splash screen theme (transitions into a menu music loop)</text:p>
              <text:p text:style-name="P13">Short level success tune</text:p>
              <text:p text:style-name="P13">Short level failed tune</text:p>
              <text:p text:style-name="P13">Short level start tune</text:p>
              <text:p text:style-name="P13">Northern Africa levels song</text:p>
              <text:p text:style-name="P13">Western Africa levels song</text:p>
              <text:p text:style-name="P13">Central Africa levels song</text:p>
              <text:p text:style-name="P13">Eastern Africa levels song</text:p>
              <text:p text:style-name="P13">Southern Africa levels song</text:p>
              <text:p text:style-name="P13"/>
              <text:p text:style-name="P13"/>
            </text:list-item>
            <text:list-item>
              <text:p text:style-name="P12">Sound Effects</text:p>
              <text:p text:style-name="P13">Tap button</text:p>
              <text:p text:style-name="P13">Card flip sound</text:p>
              <text:p text:style-name="P13">Card shuffle sound</text:p>
              <text:p text:style-name="P13">Footstep loop for animals running off screen</text:p>
              <text:p text:style-name="P13">Successful card match chime</text:p>
              <text:p text:style-name="P13">Failed card match chime</text:p>
              <text:p text:style-name="P13">Splash image swoosh toward camera (animation not implemented yet)</text:p>
              <text:p text:style-name="P13">Splash image stop? (animation not implemented yet)</text:p>
              <text:p text:style-name="P13">Camera zoom into map region</text:p>
              <text:p text:style-name="P13"><text:soft-page-break/>Opening the paper map</text:p>
              <text:p text:style-name="P13">Closing the paper map</text:p>
              <text:p text:style-name="P13">Tap on map Region</text:p>
              <text:p text:style-name="P13">Region rise out of paper</text:p>
              <text:p text:style-name="P13">Ambient bird or other animal sounds</text:p>
              <text:p text:style-name="P13">Hyena hit by fruit</text:p>
              <text:p text:style-name="P13">Fruit falling off branch</text:p>
              <text:p text:style-name="P13">Hyena falls and hits the dirt</text:p>
              <text:p text:style-name="P13">Antelope rearing and landing </text:p>
              <text:p text:style-name="P13">Use Special Ability</text:p>
              <text:p text:style-name="P14"/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</meta:editing-cycles>
    <meta:creation-date>2017-07-13T02:23:56</meta:creation-date>
    <dc:date>2018-09-17T19:51:03.32</dc:date>
    <meta:editing-duration>PT6H35M42S</meta:editing-duration>
    <meta:generator>OpenOffice/4.1.3$Win32 OpenOffice.org_project/413m1$Build-9783</meta:generator>
    <dc:creator>Matt Hunter</dc:creator>
    <meta:document-statistic meta:table-count="0" meta:image-count="0" meta:object-count="0" meta:page-count="4" meta:paragraph-count="91" meta:word-count="475" meta:character-count="31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